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6.498cm"/>
    </style:style>
    <style:style style:name="co7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6.664cm"/>
    </style:style>
    <style:style style:name="co10" style:family="table-column">
      <style:table-column-properties fo:break-before="auto" style:column-width="4.417cm"/>
    </style:style>
    <style:style style:name="co11" style:family="table-column">
      <style:table-column-properties fo:break-before="auto" style:column-width="6.165cm"/>
    </style:style>
    <style:style style:name="co12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66cc00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ackground-color="#66cc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テーブル名</text:p>
          </table:table-cell>
          <table:table-cell table:number-columns-repeated="2"/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table:number-columns-repeated="2"/>
        </table:table-row>
        <table:table-row table:style-name="ro1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/>
          <table:table-cell table:style-name="ce6"/>
        </table:table-row>
        <table:table-row table:style-name="ro1">
          <table:table-cell table:formula="of:=ROW()-2" office:value-type="float" office:value="3">
            <text:p>3</text:p>
          </table:table-cell>
          <table:table-cell office:value-type="string">
            <text:p>配備テーブル</text:p>
          </table:table-cell>
          <table:table-cell office:value-type="string">
            <text:p>dc0001</text:p>
          </table:table-cell>
          <table:table-cell table:number-columns-repeated="2"/>
        </table:table-row>
        <table:table-row table:style-name="ro1">
          <table:table-cell table:formula="of:=ROW()-2" office:value-type="float" office:value="4">
            <text:p>4</text:p>
          </table:table-cell>
          <table:table-cell office:value-type="string">
            <text:p>上位テーブル</text:p>
          </table:table-cell>
          <table:table-cell office:value-type="string">
            <text:p>dacm01</text:p>
          </table:table-cell>
          <table:table-cell table:number-columns-repeated="2"/>
        </table:table-row>
        <table:table-row table:style-name="ro1">
          <table:table-cell table:formula="of:=ROW()-2" office:value-type="float" office:value="5">
            <text:p>5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7.949cm" svg:y="1.21cm" draw:caption-point-x="-0.61cm" draw:caption-point-y="1.509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table:number-columns-repeated="2"/>
        </table:table-row>
        <table:table-row table:style-name="ro1">
          <table:table-cell table:formula="of:=ROW()-2" office:value-type="float" office:value="6">
            <text:p>6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table:number-columns-repeated="2"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4"/>
        </table:table-row>
      </table:table>
      <table:table table:name="人員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3]" office:value-type="string" office:string-value="人員テーブル">
            <text:p>人員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3]" office:value-type="string" office:string-value="dcji01">
            <text:p>dcji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16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16" office:value-type="string" table:number-columns-spanned="2" table:number-rows-spanned="1">
            <text:p>login_authority</text:p>
          </table:table-cell>
          <table:covered-table-cell/>
          <table:table-cell table:style-name="ce16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16" office:value-type="string" table:number-columns-spanned="2" table:number-rows-spanned="1">
            <text:p>system_management</text:p>
          </table:table-cell>
          <table:covered-table-cell/>
          <table:table-cell table:style-name="ce16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6" office:value-type="float" office:value="10">
            <text:p>10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7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11">
            <text:p>11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7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12">
            <text:p>12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3">
            <text:p>13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4]" office:value-type="string" office:string-value="部署テーブル">
            <text:p>部署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4]" office:value-type="string" office:string-value="dcbs01">
            <text:p>dcbs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6" office:value-type="string">
            <text:p>03.コード設計コード一覧の場所状態参照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16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7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7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配備" table:style-name="ta1" table:print="false">
        <table:table-column table:style-name="co3" table:number-columns-repeated="8" table:default-cell-style-name="ce2"/>
        <table:table-column table:style-name="co7" table:default-cell-style-name="ce2"/>
        <table:table-column table:style-name="co9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5]" office:value-type="string" office:string-value="配備テーブル">
            <text:p>配備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5]" office:value-type="string" office:string-value="dc0001">
            <text:p>dc00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praimary</text:p>
          </table:table-cell>
          <table:table-cell office:value-type="string">
            <text:p>外部キー</text:p>
          </table:table-cell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praimary</text:p>
          </table:table-cell>
          <table:table-cell office:value-type="string">
            <text:p>外部キー</text:p>
          </table:table-cell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上位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6]" office:value-type="string" office:string-value="上位テーブル">
            <text:p>上位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6]" office:value-type="string" office:string-value="dacm01">
            <text:p>dacm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7]" office:value-type="string" office:string-value="投影テーブル">
            <text:p>投影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7]" office:value-type="string" office:string-value="dcta01">
            <text:p>dcta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投影先ID</text:p>
          </table:table-cell>
          <table:covered-table-cell/>
          <table:table-cell office:value-type="string" table:number-columns-spanned="2" table:number-rows-spanned="1">
            <text:p>projection_destination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8]" office:value-type="string" office:string-value="ログテーブル">
            <text:p>ログ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8]" office:value-type="string" office:string-value="dclg01">
            <text:p>dclg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9"/>
        <table:table-column table:style-name="co12" table:default-cell-style-name="ce19"/>
        <table:table-column table:style-name="co3" table:default-cell-style-name="ce19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8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8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8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style-name="ce20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2021/07/21</text:date>, <text:time>15:06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21T15:06:00.36</dc:date>
    <dc:creator>B-FORME </dc:creator>
    <meta:editing-duration>PT10H3M59S</meta:editing-duration>
    <meta:editing-cycles>77</meta:editing-cycles>
    <meta:generator>OpenOffice/4.1.10$Win32 OpenOffice.org_project/4110m2$Build-9807</meta:generator>
    <meta:document-statistic meta:table-count="8" meta:cell-count="375" meta:object-count="0"/>
  </office:meta>
</office:document-meta>
</file>